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0bbb8" officeooo:paragraph-rsid="0010bbb8"/>
    </style:style>
    <style:style style:name="T1" style:family="text">
      <style:text-properties officeooo:rsid="0010bb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<text:s text:c="2"/>Zhijie Xia</text:p>
      <text:p text:style-name="Standard">UCID: <text:s text:c="2"/>30096991</text:p>
      <text:p text:style-name="Standard">EMAIL: <text:s/>zhijie.xia@ucalgary.ca </text:p>
      <text:p text:style-name="Standard">Repo: <text:s text:c="2"/>https://gitlab.cpsc.ucalgary.ca/zhijie.xia/zhijie_cpsc411_final_project</text:p>
      <text:p text:style-name="Standard"/>
      <text:p text:style-name="Standard"/>
      <text:p text:style-name="Standard"/>
      <text:p text:style-name="Standard">Remarks:</text:p>
      <text:p text:style-name="Standard"><text:s text:c="4"/></text:p>
      <text:p text:style-name="Standard"><text:s text:c="4"/>1. <text:s/>The scanner <text:span text:style-name="T1">provide correct results on all tests-file</text:span>.</text:p>
      <text:p text:style-name="Standard"><text:s text:c="4"/>2. <text:s/>Well definite regular expression, there is minimal amount redundant regex to perform</text:p>
      <text:p text:style-name="Standard"><text:s text:c="8"/>lexical analysis.</text:p>
      <text:p text:style-name="Standard"><text:s text:c="4"/>3. <text:s/>Code is modular: most functions are written in the scanner.h and functions are </text:p>
      <text:p text:style-name="Standard"><text:s text:c="8"/>divided into human readable size. Each function has its speical purpose(do one thing).</text:p>
      <text:p text:style-name="Standard"><text:s text:c="4"/>4. <text:s/>Code is well documentated and easy to figure out.</text:p>
      <text:p text:style-name="Standard"><text:span text:style-name="T1">5. <text:s/>Used pointers and reference whenever it is appropriate (to save storage, to make object grows dynamically).</text:span></text:p>
      <text:p text:style-name="Standard"/>
      <text:p text:style-name="Standard"/>
      <text:p text:style-name="Standard">Potential Improvement:</text:p>
      <text:p text:style-name="Standard"/>
      <text:p text:style-name="Standard"><text:s text:c="4"/>1. <text:span text:style-name="T1">In each TOKEN struct, the “attribute” points to an index on yytext. It is possible to mess up the TOKEN struct if the flex does not perserve the yytext.</text:span></text:p>
      <text:p text:style-name="Standard"><text:s text:c="4"/>2. <text:span text:style-name="T1">Since I used multiple pointers for memory allocation, there might be memory leaks somewhere. Although John says we should not worry about memory leaks, I can use Valgrind to test it and debug it if needed.</text:span></text:p>
      <text:p text:style-name="Standard"/>
      <text:p text:style-name="Standard"/>
      <text:p text:style-name="Standard">Self Grading:</text:p>
      <text:p text:style-name="Standard"/>
      <text:p text:style-name="Standard"><text:s text:c="4"/>I would give myself 8 out of 8.</text:p>
      <text:p text:style-name="Standard"/>
      <text:p text:style-name="Standard"><text:s text:c="4"/><text:span text:style-name="T1">1. <text:s/>Provide correct results.</text:span></text:p>
      <text:p text:style-name="Standard"><text:s text:c="4"/><text:span text:style-name="T1">2</text:span>. <text:s/><text:span text:style-name="T1">Constantly commits on GitLab.</text:span></text:p>
      <text:p text:style-name="Standard"><text:span text:style-name="T1"><text:s text:c="4"/>3</text:span>. <text:s/><text:span text:style-name="T1">Modular and clean code.</text:span></text:p>
      <text:p text:style-name="P1"><text:s text:c="4"/>4. <text:s/>Error messages are properly displayed on stderr.<text:tab/></text:p>
      <text:p text:style-name="Standard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02:56:12.171757080</meta:creation-date>
    <dc:date>2022-01-30T03:07:20.201788823</dc:date>
    <meta:editing-duration>PT8S</meta:editing-duration>
    <meta:editing-cycles>1</meta:editing-cycles>
    <meta:document-statistic meta:table-count="0" meta:image-count="0" meta:object-count="0" meta:page-count="1" meta:paragraph-count="23" meta:word-count="189" meta:character-count="1284" meta:non-whitespace-character-count="1031"/>
    <meta:generator>LibreOffice/7.2.5.2.0$Linux_X86_64 LibreOffice_project/20$Build-2</meta:generator>
  </office:meta>
</office:document-meta>
</file>